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336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32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9:43.328235981</meta:creation-date>
    <dc:date>2024-07-30T11:58:04.739378510</dc:date>
    <meta:editing-duration>P1DT14H1M46S</meta:editing-duration>
    <meta:editing-cycles>4</meta:editing-cycles>
    <meta:generator>LibreOffice/7.4.7.2$Linux_X86_64 LibreOffice_project/40$Build-2</meta:generator>
    <meta:document-statistic meta:table-count="1" meta:cell-count="74" meta:object-count="0"/>
  </office:meta>
</office:document-meta>
</file>